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ext_20_body">{{ fullname | escape | underline}}</text:p>
      <text:p text:style-name="Text_20_body">{{ fullname }}</text:p>
      <text:p text:style-name="Text_20_body">{% block functions %} {% if functions %}</text:p>
      <text:p text:style-name="Text_20_body"><text:span text:style-name="T1">Functions</text:span></text:p>
      <text:p text:style-name="Definition_20_Term">{% for item in functions %}</text:p>
      <text:p text:style-name="Definition_20_Definition">{{ item }}</text:p>
      <text:p text:style-name="First_20_paragraph">{%- endfor %} {% endif %} {% endblock %}</text:p>
      <text:p text:style-name="Text_20_body">{% block classes %} {% if classes %}</text:p>
      <text:p text:style-name="Text_20_body"><text:span text:style-name="T1">Classes</text:span></text:p>
      <text:p text:style-name="Definition_20_Term">{% for item in classes %}</text:p>
      <text:p text:style-name="Definition_20_Definition">{{ item }}</text:p>
      <text:p text:style-name="First_20_paragraph">{%- endfor %} {% endif %} {% endblock %}</text:p>
      <text:p text:style-name="Text_20_body">{% block exceptions %} {% if exceptions %}</text:p>
      <text:p text:style-name="Text_20_body"><text:span text:style-name="T1">Exceptions</text:span></text:p>
      <text:p text:style-name="Definition_20_Term">{% for item in exceptions %}</text:p>
      <text:p text:style-name="Definition_20_Definition">{{ item }}</text:p>
      <text:p text:style-name="First_20_paragraph">{%- endfor %} {% endif %} {% endblock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